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>
      <style:text-properties fo:color="#800000"/>
    </style:style>
    <style:style style:name="T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9122156" text:style-name="L4">
        <text:list-item>
          <text:p text:style-name="P1">超球体与均匀变异</text:p>
        </text:list-item>
        <text:list-item>
          <text:p text:style-name="P1">协同进化</text:p>
        </text:list-item>
        <text:list-item>
          <text:p text:style-name="P1">与大论文的联系</text:p>
        </text:list-item>
        <text:list-item>
          <text:p text:style-name="P1">小论文整体构思</text:p>
        </text:list-item>
        <text:list-item>
          <text:p text:style-name="P1">工具和代码</text:p>
        </text:list-item>
      </text:list>
      <text:p text:style-name="Standard"/>
      <text:p text:style-name="Standard"/>
      <text:p text:style-name="Standard"/>
      <text:p text:style-name="Standard">1.超球体 ：n维空间上的球体。 <text:s/>论文中是对当前粒子位置做超球体，在超球体范围内进行均匀变异，在球体内找到一个随机最优点。</text:p>
      <text:p text:style-name="P2">注：在这篇论文中，超球体的半径随着迭代次数的增加越来越小。</text:p>
      <text:p text:style-name="Standard"><text:s/></text:p>
      <text:p text:style-name="Standard">均匀变异： <text:s/>当前粒子位置为中心，超球体半径为变异范围。</text:p>
      <text:p text:style-name="Standard"/>
      <text:p text:style-name="Standard">在论文中，采用每次迭代时，每个粒子移动后，对他半径为r的超球体范围做均匀变异，获得n个变异位置，将n个变异位置及当前位置的适应值进行比较，获取最优位置，更新当前位置。</text:p>
      <text:p text:style-name="Standard"/>
      <text:p text:style-name="Standard">2.协同进化</text:p>
      <text:p text:style-name="Standard"><text:s text:c="6"/>初始生成了两个种群，定义为A、B, <text:s/>A种群采用的是上面的超球体局部搜索，B种群粒子位置更新加入了A种群的“全局最优位置”信息共享。</text:p>
      <text:p text:style-name="Standard"><text:s text:c="5"/></text:p>
      <text:p text:style-name="Standard"><text:s text:c="5"/>由于粒子群算法容易早熟收敛、陷入局部最优解，这里采用协同进化，主要的作用就是防止A种群陷入局部最优解后不能自动跳出。通过两种群全局最优解的比较，更新种群的最优解位置。当A种群陷入最优解时，B种群通过搜索找到更优的位置，A、B种群进行比较，A种群就能从局部最优解处跳出，重新搜索。同时，随着迭代次数的增加，B种群会向着A种群靠拢，信息交流也越来越频繁，B种群围绕这A种群最优解位置进行搜索，让A种群找到的全局最优解越来越精确。</text:p>
      <text:p text:style-name="Standard"/>
      <text:p text:style-name="P2">注：信息交流发生在iter%%m==0时，m随着迭代次数的增加越来越小，最小为2</text:p>
      <text:p text:style-name="Standard"/>
      <text:p text:style-name="Standard">3.与大论文的联系</text:p>
      <text:p text:style-name="Standard"/>
      <text:p text:style-name="Standard">大论文初步定位人脸识别，其中采用了改进的粒子群算法对支持向量机的参数进行优化。</text:p>
      <text:p text:style-name="Standard"/>
      <text:p text:style-name="Standard"/>
      <text:p text:style-name="Standard">4.小论文整体构思</text:p>
      <text:p text:style-name="Standard"/>
      <text:p text:style-name="Standard">这篇论文为基于<text:span text:style-name="T1">超球体局部搜索</text:span>和<text:span text:style-name="T1">协同进化</text:span>的粒子群改进算法。</text:p>
      <text:p text:style-name="Standard"/>
      <text:p text:style-name="Standard">采用两种方法增加粒子的多样性，防止粒子陷入局部最小值，同时加快粒子的收敛速度，提高粒子的收敛性能。</text:p>
      <text:p text:style-name="Standard"/>
      <text:p text:style-name="Standard">结果主要采用比较，通过图、表体现新算法更好的收敛性能。</text:p>
      <text:p text:style-name="Standard"/>
      <text:p text:style-name="Standard">5.工具和代码</text:p>
      <text:p text:style-name="Standard">工具：rstudio</text:p>
      <text:p text:style-name="Standard">代码：见TPSCO.R <text:s/>（注：代码是在标准粒子群算法的基础上进行修改的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6-05T16:43:40</meta:creation-date>
    <meta:generator>LibreOffice/3.5$Linux_x86 LibreOffice_project/350m1$Build-2</meta:generator>
    <dc:date>2014-06-06T16:54:32</dc:date>
    <dc:creator>yw </dc:creator>
    <meta:editing-duration>PT1H39M55S</meta:editing-duration>
    <meta:editing-cycles>93</meta:editing-cycles>
    <meta:document-statistic meta:table-count="0" meta:image-count="0" meta:object-count="0" meta:page-count="1" meta:paragraph-count="24" meta:word-count="224" meta:character-count="791" meta:non-whitespace-character-count="861"/>
  </office:meta>
</office:document-meta>
</file>